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ff23"/>
    </style:style>
    <style:style style:name="T1" style:family="text">
      <style:text-properties officeooo:rsid="000fc0bc"/>
    </style:style>
    <style:style style:name="T2" style:family="text">
      <style:text-properties officeooo:rsid="000fe547"/>
    </style:style>
    <style:style style:name="T3" style:family="text">
      <style:text-properties officeooo:rsid="0010ff23"/>
    </style:style>
    <style:style style:name="T4" style:family="text">
      <style:text-properties officeooo:rsid="00125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This project has been created as part of the 42 curriculum by <text:span text:style-name="T4">ammirzae</text:span>.*</text:p>
      <text:p text:style-name="Standard"/>
      <text:p text:style-name="Standard"># Libft – Your very first own library</text:p>
      <text:p text:style-name="Standard"/>
      <text:p text:style-name="Standard">## Description</text:p>
      <text:p text:style-name="Standard"/>
      <text:p text:style-name="Standard">Libft is a foundational 42 project that consists of coding a C library from scratch. <text:s/></text:p>
      <text:p text:style-name="Standard">It reimplements a set of standard C library functions (libc) and adds several additional utility functions for string manipulation, memory management, and linked list handling.</text:p>
      <text:p text:style-name="P1">The library is designed to be portable and <text:span text:style-name="T3">only</text:span> rely<text:span text:style-name="T3">s</text:span> on <text:span text:style-name="T3">3</text:span> external C library: `malloc`, `free`, and `write`.</text:p>
      <text:p text:style-name="Standard">## Instructions</text:p>
      <text:p text:style-name="Standard"/>
      <text:p text:style-name="Standard">### Compilation</text:p>
      <text:p text:style-name="Standard"/>
      <text:p text:style-name="Standard">The project includes a `Makefile` with the following rules:</text:p>
      <text:p text:style-name="Standard"/>
      <text:p text:style-name="Standard">- `all` <text:s text:c="6"/>– Compiles the mandatory part and produces `libft.a`</text:p>
      <text:p text:style-name="Standard">- `clean` <text:s text:c="4"/>– Removes object files (`.o`)</text:p>
      <text:p text:style-name="Standard">- `fclean` <text:s text:c="3"/>– Removes object files and `libft.a`</text:p>
      <text:p text:style-name="Standard">- `re` <text:s text:c="7"/>– Recompiles the whole project from scratch</text:p>
      <text:p text:style-name="Standard"/>
      <text:p text:style-name="Standard">To compile the library, simply run:</text:p>
      <text:p text:style-name="Standard"/>
      <text:p text:style-name="Standard">```bash</text:p>
      <text:p text:style-name="Standard">make</text:p>
      <text:p text:style-name="Standard">```</text:p>
      <text:p text:style-name="Standard"/>
      <text:p text:style-name="Standard">### Usage</text:p>
      <text:p text:style-name="Standard"/>
      <text:p text:style-name="Standard">In your C projects, include the header `libft.h` and link against the library:</text:p>
      <text:p text:style-name="Standard"/>
      <text:p text:style-name="Standard">```c</text:p>
      <text:p text:style-name="Standard">#include "libft.h"</text:p>
      <text:p text:style-name="Standard">```</text:p>
      <text:p text:style-name="Standard"/>
      <text:p text:style-name="Standard">Compile with:</text:p>
      <text:p text:style-name="Standard"/>
      <text:p text:style-name="Standard">```bash</text:p>
      <text:p text:style-name="Standard">cc -Wall -Wextra -Werror -I/path/to/libft.<text:span text:style-name="T1">h</text:span> your_program.c -L/path/to/libft.<text:span text:style-name="T1">a</text:span> -lft</text:p>
      <text:p text:style-name="Standard">```</text:p>
      <text:p text:style-name="Standard"/>
      <text:p text:style-name="Standard">(If `libft.h` is in the same directory, <text:span text:style-name="T1">then the compiler will add it automatically</text:span>)</text:p>
      <text:p text:style-name="Standard"/>
      <text:p text:style-name="Standard">### Functions Included</text:p>
      <text:p text:style-name="Standard"/>
      <text:p text:style-name="Standard">#### Part 1 – Reimplemented libc functions</text:p>
      <text:p text:style-name="Standard"/>
      <text:p text:style-name="Standard">- `ft_isalpha`, `ft_isdigit`, `ft_isalnum`, `ft_isascii`, `ft_isprint`</text:p>
      <text:p text:style-name="Standard">- `ft_strlen`, `ft_memset`, `ft_bzero`, `ft_memcpy`, `ft_memmove`</text:p>
      <text:p text:style-name="Standard">- `ft_strlcpy`, `ft_strlcat`, `ft_toupper`, `ft_tolower`</text:p>
      <text:p text:style-name="Standard">- `ft_strchr`, `ft_strrchr`, `ft_strncmp`, `ft_memchr`, `ft_memcmp`</text:p>
      <text:p text:style-name="Standard"><text:soft-page-break/>- `ft_strnstr`, `ft_atoi`, `ft_calloc`, `ft_strdup`</text:p>
      <text:p text:style-name="Standard"/>
      <text:p text:style-name="Standard">#### Part 2 – Additional functions</text:p>
      <text:p text:style-name="Standard"/>
      <text:p text:style-name="Standard">- `ft_substr` <text:s text:c="2"/>– Extract a substring</text:p>
      <text:p text:style-name="Standard">- `ft_strjoin` <text:s/>– Concatenate two strings</text:p>
      <text:p text:style-name="Standard">- `ft_strtrim` <text:s/>– Trim characters from beginning and end</text:p>
      <text:p text:style-name="Standard">- `ft_split` <text:s text:c="3"/>– Split a string into an array of strings</text:p>
      <text:p text:style-name="Standard">- `ft_itoa` <text:s text:c="4"/>– Convert integer to string</text:p>
      <text:p text:style-name="Standard">- `ft_strmapi` <text:s/>– Apply a function to each character, creating a new string</text:p>
      <text:p text:style-name="Standard">- `ft_striteri` – Apply a function to each character (in‑place)</text:p>
      <text:p text:style-name="Standard">- `ft_putchar_fd`, `ft_putstr_fd`, `ft_putendl_fd`, `ft_putnbr_fd` – Output to a file descriptor</text:p>
      <text:p text:style-name="Standard"/>
      <text:p text:style-name="Standard">#### <text:span text:style-name="T1">Part 3</text:span> – Linked list functions</text:p>
      <text:p text:style-name="Standard"/>
      <text:p text:style-name="Standard">- `ft_lstnew` <text:s text:c="6"/>– Create a new list node</text:p>
      <text:p text:style-name="Standard">- `ft_lstadd_front` – Add node at the beginning</text:p>
      <text:p text:style-name="Standard">- `ft_lstsize` <text:s text:c="5"/>– Count nodes</text:p>
      <text:p text:style-name="Standard">- `ft_lstlast` <text:s text:c="5"/>– Get the last node</text:p>
      <text:p text:style-name="Standard">- `ft_lstadd_back` <text:s/>– Add node at the end</text:p>
      <text:p text:style-name="Standard">- `ft_lstdelone` <text:s text:c="3"/>– Delete a single node</text:p>
      <text:p text:style-name="Standard">- `ft_lstclear` <text:s text:c="4"/>– Delete an entire list</text:p>
      <text:p text:style-name="Standard">- `ft_lstiter` <text:s text:c="5"/>– Apply a function to each node’s content</text:p>
      <text:p text:style-name="Standard">- `ft_lstmap` <text:s text:c="6"/>– Create a new list by applying a function to each node</text:p>
      <text:p text:style-name="Standard"/>
      <text:p text:style-name="Standard">## Resources</text:p>
      <text:p text:style-name="Standard"/>
      <text:p text:style-name="Standard">- [42 Norm] – Coding standard for 42 projects</text:p>
      <text:p text:style-name="Standard">- [C standard library documentation](https://en.cppreference.com/w/c/header) – Reference for original libc functions</text:p>
      <text:p text:style-name="Standard">- [<text:span text:style-name="T2">M</text:span>akefile <text:span text:style-name="T2">T</text:span>utorial](<text:bookmark-start text:name="__DdeLink__0_1853967887"/>https://makefiletutorial.com/<text:bookmark-end text:name="__DdeLink__0_1853967887"/>) – Understanding Makefile<text:bookmark text:name="__DdeLink__2_1853967887"/></text:p>
      <text:p text:style-name="Standard"/>
      <text:p text:style-name="Standard">### AI usage</text:p>
      <text:p text:style-name="Standard"/>
      <text:p text:style-name="Standard">During this project, AI <text:span text:style-name="T3">(</text:span><text:bookmark-start text:name="__DdeLink__226_2684811925"/><text:span text:style-name="T3">primarily</text:span><text:bookmark-end text:name="__DdeLink__226_2684811925"/><text:span text:style-name="T3"> DeepSeek)</text:span> was used for the following tasks:</text:p>
      <text:p text:style-name="Standard">- Formatting this README according to the project requirements.</text:p>
      <text:p text:style-name="Standard">- <text:span text:style-name="T2">Help with correcting mistakes and double checking some funtions.</text:span></text:p>
      <text:p text:style-name="Standard">AI did not provide complete function implementations; it was used as a complementary learning tool.</text:p>
      <text:p text:style-name="Standard"><text:bookmark text:name="__DdeLink__224_26848119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08:04:51.825085168</meta:creation-date>
    <dc:date>2026-05-06T08:38:53.327232171</dc:date>
    <meta:editing-duration>PT11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2" meta:word-count="430" meta:character-count="3053" meta:non-whitespace-character-count="2588"/>
  </office:meta>
</office:document-meta>
</file>